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padding="0.049cm" fo:border="0.06pt solid #d9d9e3"/>
    </style:style>
    <style:style style:name="P3" style:family="paragraph" style:parent-style-name="Header">
      <style:text-properties fo:font-style="italic" officeooo:rsid="0013b35d" officeooo:paragraph-rsid="001867df" style:font-style-asian="italic" style:font-style-complex="italic"/>
    </style:style>
    <style:style style:name="P4" style:family="paragraph" style:parent-style-name="Header">
      <style:text-properties fo:font-style="italic" officeooo:rsid="006670ad" officeooo:paragraph-rsid="006670ad"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loext:padding="0.049cm" loext:border="0.06pt solid #d9d9e3"/>
    </style:style>
    <style:style style:name="T2" style:family="text">
      <style:text-properties officeooo:rsid="006b4da2"/>
    </style:style>
    <style:style style:name="T3" style:family="text">
      <style:text-properties officeooo:rsid="0075fb93"/>
    </style:style>
    <style:style style:name="T4" style:family="text">
      <style:text-properties officeooo:rsid="007b3e0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Pregunta 1:</text:span></text:span> ¿Cuál es la ventaja de compilar un programa a partir del código fuente en lugar de usar un paquete precompilado?</text:p>
      <text:p text:style-name="P2"><text:span text:style-name="Strong_20_Emphasis"><text:span text:style-name="T1">Respuesta 1:</text:span></text:span> La ventaja de compilar un programa a partir del código fuente es que se pueden personalizar opciones de compilación y obtener la versión más actualizada del software.</text:p>
      <text:p text:style-name="P2"><text:span text:style-name="Strong_20_Emphasis"><text:span text:style-name="T1">Pregunta 2:</text:span></text:span> ¿Qué comando se utiliza comúnmente para extraer archivos comprimidos en Linux?</text:p>
      <text:p text:style-name="P2"><text:span text:style-name="Strong_20_Emphasis"><text:span text:style-name="T1">Respuesta 2:</text:span></text:span> El comando comúnmente utilizado es "tar". Por ejemplo, "tar -xzvf archivo.tar.gz" para descomprimir un archivo tar.gz.</text:p>
      <text:p text:style-name="P2"><text:span text:style-name="Strong_20_Emphasis"><text:span text:style-name="T1">Pregunta 3:</text:span></text:span> ¿Cuál es el propósito del archivo "configure" al compilar software desde el código fuente?</text:p>
      <text:p text:style-name="P2"><text:span text:style-name="Strong_20_Emphasis"><text:span text:style-name="T1">Respuesta 3:</text:span></text:span> El archivo "configure" se utiliza para detectar y configurar automáticamente las dependencias y opciones del software antes de la compilación.</text:p>
      <text:p text:style-name="P2"><text:span text:style-name="Strong_20_Emphasis"><text:span text:style-name="T1">Pregunta 4:</text:span></text:span> ¿Qué comando se utiliza para configurar un programa desde el código fuente con el archivo "configure"?</text:p>
      <text:p text:style-name="P2"><text:span text:style-name="Strong_20_Emphasis"><text:span text:style-name="T1">Respuesta 4:</text:span></text:span> El comando comúnmente utilizado es "./configure". Por ejemplo, "./configure --prefix=/ruta/de/instalación" para configurar el programa.</text:p>
      <text:p text:style-name="P2"><text:span text:style-name="Strong_20_Emphasis"><text:span text:style-name="T1">Pregunta 5:</text:span></text:span> ¿Cuál es el propósito del comando "make" al compilar un programa desde el código fuente?</text:p>
      <text:p text:style-name="P2"><text:span text:style-name="Strong_20_Emphasis"><text:span text:style-name="T1">Respuesta 5:</text:span></text:span> El comando "make" se utiliza para compilar el código fuente y crear el ejecutable del programa.</text:p>
      <text:p text:style-name="P2"><text:span text:style-name="Strong_20_Emphasis"><text:span text:style-name="T1">Pregunta 6:</text:span></text:span> ¿Qué hace el comando "make install" después de compilar un programa desde el código fuente?</text:p>
      <text:p text:style-name="P2"><text:span text:style-name="Strong_20_Emphasis"><text:span text:style-name="T1">Respuesta 6:</text:span></text:span> El comando "make install" instala el programa en el sistema, copiando los archivos ejecutables y recursos a las ubicaciones adecuadas.</text:p>
      <text:p text:style-name="P2"><text:span text:style-name="Strong_20_Emphasis"><text:span text:style-name="T1">Pregunta 7:</text:span></text:span> ¿Cómo se puede especificar la ubicación de instalación al configurar un programa con "./configure"?</text:p>
      <text:p text:style-name="P2"><text:span text:style-name="Strong_20_Emphasis"><text:span text:style-name="T1">Respuesta 7:</text:span></text:span> Se puede especificar la ubicación de instalación utilizando la opción "--prefix" seguida de la ruta deseada. Por ejemplo, "./configure --prefix=/ruta/de/instalación".</text:p>
      <text:p text:style-name="P2"><text:span text:style-name="Strong_20_Emphasis"><text:span text:style-name="T1">Pregunta 8:</text:span></text:span> ¿Qué es una biblioteca compartida (shared library) y por qué es importante en la compilación de software?</text:p>
      <text:p text:style-name="P2"><text:soft-page-break/><text:span text:style-name="Strong_20_Emphasis"><text:span text:style-name="T1">Respuesta 8:</text:span></text:span> Una biblioteca compartida es un archivo de código binario que se puede compartir entre varios programas. Es importante porque permite ahorrar espacio en disco y memoria al evitar duplicación de código.</text:p>
      <text:p text:style-name="P2"><text:span text:style-name="Strong_20_Emphasis"><text:span text:style-name="T1">Pregunta 9:</text:span></text:span> ¿Cómo se puede especificar una ubicación personalizada para las bibliotecas compartidas al compilar un programa?</text:p>
      <text:p text:style-name="P2"><text:span text:style-name="Strong_20_Emphasis"><text:span text:style-name="T1">Respuesta 9:</text:span></text:span> Se puede especificar la ubicación personalizada de las bibliotecas compartidas utilizando la opción "--with-libdir" al configurar el programa.</text:p>
      <text:p text:style-name="P2"><text:span text:style-name="Strong_20_Emphasis"><text:span text:style-name="T1">Pregunta 10:</text:span></text:span> ¿Qué es una dependencia de compilación (build dependency) y por qué es importante conocerla al compilar software desde el código fuente?</text:p>
      <text:p text:style-name="P2"><text:span text:style-name="Strong_20_Emphasis"><text:span text:style-name="T1">Respuesta 10:</text:span></text:span> Una dependencia de compilación es un software o biblioteca necesario para compilar otro programa. Es importante conocerlas para asegurarse de que todas estén instaladas antes de la compilación.</text:p>
      <text:p text:style-name="P2"><text:span text:style-name="Strong_20_Emphasis"><text:span text:style-name="T1">Pregunta 11:</text:span></text:span> ¿Cómo se pueden listar las dependencias de compilación de un programa antes de compilarlo?</text:p>
      <text:p text:style-name="P2"><text:span text:style-name="Strong_20_Emphasis"><text:span text:style-name="T1">Respuesta 11:</text:span></text:span> Puedes listar las dependencias de compilación utilizando el comando "./configure --help" o revisando la documentación del programa.</text:p>
      <text:p text:style-name="P2"><text:span text:style-name="Strong_20_Emphasis"><text:span text:style-name="T1">Pregunta 12:</text:span></text:span> ¿Qué es un "makefile" y cuál es su función en la compilación de software desde el código fuente?</text:p>
      <text:p text:style-name="P2"><text:span text:style-name="Strong_20_Emphasis"><text:span text:style-name="T1">Respuesta 12:</text:span></text:span> Un "makefile" es un archivo que contiene reglas y comandos para compilar un programa. Su función es automatizar el proceso de compilación.</text:p>
      <text:p text:style-name="P2"><text:span text:style-name="Strong_20_Emphasis"><text:span text:style-name="T1">Pregunta 13:</text:span></text:span> ¿Cómo se puede limpiar los archivos generados durante el proceso de compilación con "make"?</text:p>
      <text:p text:style-name="P2"><text:span text:style-name="Strong_20_Emphasis"><text:span text:style-name="T1">Respuesta 13:</text:span></text:span> Puedes limpiar los archivos generados utilizando el comando "make clean" o "make distclean".</text:p>
      <text:p text:style-name="P2"><text:span text:style-name="Strong_20_Emphasis"><text:span text:style-name="T1">Pregunta 14:</text:span></text:span> ¿Qué es una biblioteca estática (static library) y cuál es la diferencia entre una biblioteca estática y una biblioteca compartida?</text:p>
      <text:p text:style-name="P2"><text:span text:style-name="Strong_20_Emphasis"><text:span text:style-name="T1">Respuesta 14:</text:span></text:span> Una biblioteca estática es un archivo de código binario que se vincula directamente con el programa en tiempo de compilación. La diferencia principal es que una biblioteca compartida se carga en tiempo de ejecución y puede ser compartida entre varios programas.</text:p>
      <text:p text:style-name="P2"><text:span text:style-name="Strong_20_Emphasis"><text:span text:style-name="T1">Pregunta 15:</text:span></text:span> ¿Cómo se puede forzar la compilación de un programa para que utilice una biblioteca compartida en lugar de una biblioteca estática?</text:p>
      <text:p text:style-name="P2"><text:soft-page-break/><text:span text:style-name="Strong_20_Emphasis"><text:span text:style-name="T1">Respuesta 15:</text:span></text:span> Se puede forzar el uso de bibliotecas compartidas utilizando las opciones "--enable-shared" y "--disable-static" al configurar el programa.</text:p>
      <text:p text:style-name="P2"><text:span text:style-name="Strong_20_Emphasis"><text:span text:style-name="T1">Pregunta 16:</text:span></text:span> ¿Cuál es el propósito de la herramienta "autoconf" en el proceso de compilación de software desde el código fuente?</text:p>
      <text:p text:style-name="P2"><text:span text:style-name="Strong_20_Emphasis"><text:span text:style-name="T1">Respuesta 16:</text:span></text:span> "autoconf" se utiliza para generar el script de configuración "./configure" a partir de un archivo de entrada llamado "configure.ac".</text:p>
      <text:p text:style-name="P2"><text:span text:style-name="Strong_20_Emphasis"><text:span text:style-name="T1">Pregunta 17:</text:span></text:span> ¿Por qué es importante verificar la firma digital de los archivos fuente antes de compilarlos?</text:p>
      <text:p text:style-name="P2"><text:span text:style-name="Strong_20_Emphasis"><text:span text:style-name="T1">Respuesta 17:</text:span></text:span> Verificar la firma digital garantiza la autenticidad y la integridad de los archivos fuente, evitando posibles modificaciones maliciosas.</text:p>
      <text:p text:style-name="P2"><text:span text:style-name="Strong_20_Emphasis"><text:span text:style-name="T1">Pregunta 18:</text:span></text:span> ¿Qué es "make install" y cuándo se debe ejecutar después de compilar un programa desde el código fuente?</text:p>
      <text:p text:style-name="P2"><text:span text:style-name="Strong_20_Emphasis"><text:span text:style-name="T1">Respuesta 18:</text:span></text:span> "make install" es un comando que se ejecuta después de compilar un programa para instalarlo en el sistema. Se debe ejecutar después de "make" para copiar los archivos al sistema.</text:p>
      <text:p text:style-name="P2"><text:span text:style-name="Strong_20_Emphasis"><text:span text:style-name="T1">Pregunta 19:</text:span></text:span> ¿Cómo se puede desinstalar un programa que se ha instalado previamente con "make install"?</text:p>
      <text:p text:style-name="P2"><text:span text:style-name="Strong_20_Emphasis"><text:span text:style-name="T1">Respuesta 19:</text:span></text:span> No existe un comando "make uninstall" estándar, por lo que desinstalar un programa puede requerir la eliminación manual de los archivos y directorios instalados.</text:p>
      <text:p text:style-name="P2"><text:span text:style-name="Strong_20_Emphasis"><text:span text:style-name="T1">Pregunta 20:</text:span></text:span> ¿Cuál es la importancia de documentar el proceso de compilación de software desde el código fuente?</text:p>
      <text:p text:style-name="P2"><text:span text:style-name="Strong_20_Emphasis"><text:span text:style-name="T1">Respuesta 20:</text:span></text:span> Documentar el proceso de compilación facilita la replicación y el mantenimiento del software, especialmente en sistemas compartidos o equipos de desarrollo colaborativo.</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7b3e03"/>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Mantenimiento del sistema</text:span> </text:p>
        <text:p text:style-name="MP2">Compilar e instalar programas a partir del código fuente <text:s text:c="4"/></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4:10:49.977499090</dc:date>
    <meta:editing-duration>PT7H3M21S</meta:editing-duration>
    <meta:editing-cycles>102</meta:editing-cycles>
    <meta:generator>LibreOffice/7.4.1.2$Linux_X86_64 LibreOffice_project/3c58a8f3a960df8bc8fd77b461821e42c061c5f0</meta:generator>
    <meta:document-statistic meta:table-count="0" meta:image-count="1" meta:object-count="0" meta:page-count="3" meta:paragraph-count="43" meta:word-count="861" meta:character-count="5695" meta:non-whitespace-character-count="4878"/>
  </office:meta>
</office:document-meta>
</file>